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26cm" fo:min-width="3.183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.151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2.084cm" fo:min-width="0.008cm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1.46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39cm" fo:min-width="0.676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1.64cm" fo:min-width="0.136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1.281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5.723cm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5.723cm"/>
    </style:style>
    <style:style style:name="gr13" style:family="graphic" style:parent-style-name="standard">
      <style:graphic-properties draw:textarea-horizontal-align="justify" draw:textarea-vertical-align="middle" draw:auto-grow-height="false" fo:min-height="0.703cm" fo:min-width="1.596cm"/>
    </style:style>
    <style:style style:name="gr14" style:family="graphic" style:parent-style-name="standard">
      <style:graphic-properties draw:textarea-horizontal-align="justify" draw:textarea-vertical-align="middle" draw:auto-grow-height="false" fo:min-height="0.703cm" fo:min-width="0.961cm"/>
    </style:style>
    <style:style style:name="gr15" style:family="graphic" style:parent-style-name="standard">
      <style:graphic-properties draw:textarea-horizontal-align="justify" draw:textarea-vertical-align="middle" draw:auto-grow-height="false" fo:min-height="0.339cm" fo:min-width="0.795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893cm" fo:min-width="0.9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5.088cm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2.016cm"/>
    </style:style>
    <style:style style:name="gr19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20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1.274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1.148cm" fo:min-width="1.977cm"/>
    </style:style>
    <style:style style:name="gr2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639cm" fo:min-width="1.405cm" fo:wrap-option="no-wrap"/>
    </style:style>
    <style:style style:name="gr25" style:family="graphic" style:parent-style-name="standard">
      <style:graphic-properties draw:textarea-horizontal-align="justify" draw:textarea-vertical-align="middle" draw:auto-grow-height="false" fo:min-height="2.863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02cm" fo:min-width="2.043cm" fo:wrap-option="no-wrap"/>
    </style:style>
    <style:style style:name="gr27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893cm" fo:min-width="0.773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3.307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0.773cm" fo:wrap-option="no-wrap"/>
    </style:style>
    <style:style style:name="gr31" style:family="graphic" style:parent-style-name="standard">
      <style:graphic-properties draw:textarea-horizontal-align="justify" draw:textarea-vertical-align="middle" draw:auto-grow-height="false" fo:min-height="11.196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385cm" fo:min-width="0.774cm" fo:wrap-option="no-wrap"/>
    </style:style>
    <style:style style:name="gr33" style:family="graphic" style:parent-style-name="standard">
      <style:graphic-properties draw:stroke="none" svg:stroke-color="#000000" draw:fill="none" draw:fill-color="#ffffff" fo:min-height="4.576cm"/>
    </style:style>
    <style:style style:name="gr34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35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794cm" svg:x="1.381cm" svg:y="3.921cm">
          <text:p text:style-name="P1">BE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778cm" svg:x="3.219cm" svg:y="6.969cm">
          <text:p/>
          <draw:enhanced-geometry svg:viewBox="0 0 21600 21600" draw:text-areas="?f0 0 ?f2 ?f5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4.191cm" svg:height="1.778cm" svg:x="1.962cm" svg:y="9.001cm">
          <text:p text:style-name="P1">SCAN F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2.667cm" svg:x="3.694cm" svg:y="11.0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3.937cm" svg:height="1.905cm" svg:x="2.297cm" svg:y="14.081cm">
          <text:p text:style-name="P1">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6.74cm" svg:y1="15.001cm" svg:x2="9.661cm" svg:y2="15.001cm">
          <text:p/>
        </draw:line>
        <draw:custom-shape draw:style-name="gr7" draw:text-style-name="P1" draw:layer="layout" svg:width="1.27cm" svg:height="0.635cm" svg:x="7.223cm" svg:y="13.319cm">
          <text:p text:style-name="P1">NO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1.27cm" svg:height="2.159cm" svg:x="3.721cm" svg:y="16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781cm" svg:height="1.143cm" svg:x="5.696cm" svg:y="16.494cm">
          <text:p text:style-name="P1">YES</text:p>
          <draw:enhanced-geometry svg:viewBox="0 0 21600 21600" draw:mirror-horizontal="false" draw:type="line-callout-1" draw:modifiers="-10727.2727272727 14406.2937062937 -3030.30303030303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" draw:layer="layout" svg:width="4.826cm" svg:height="2.286cm" svg:x="2.151cm" svg:y="19.034cm">
          <text:p text:style-name="P1">E-F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23cm" svg:height="2.032cm" svg:x="9.509cm" svg:y="19.034cm">
          <text:p text:style-name="P1">FEATURE EXTRACT</text:p>
          <text:p text:style-name="P1">Count=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223cm" svg:height="1.905cm" svg:x="9.717cm" svg:y="22.082cm">
          <text:p text:style-name="P1">FINGERPRINT</text:p>
          <text:p text:style-name="P1">MATCH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191cm" svg:height="1.905cm" svg:x="10.598cm" svg:y="24.722cm">
          <text:p text:style-name="P1">MATC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7.604cm" svg:y1="20.05cm" svg:x2="9.255cm" svg:y2="20.05cm">
          <text:p/>
        </draw:line>
        <draw:custom-shape draw:style-name="gr14" draw:text-style-name="P1" draw:layer="layout" svg:width="2.921cm" svg:height="1.905cm" svg:x="16.586cm" svg:y="24.622cm">
          <text:p text:style-name="P1">C&gt;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draw:layer="layout" svg:width="1.397cm" svg:height="0.635cm" svg:x="14.97cm" svg:y="24.114cm">
          <text:p text:style-name="P1">NO</text:p>
          <draw:enhanced-geometry svg:viewBox="0 0 21600 21600" draw:text-areas="800 800 20800 20800" draw:type="round-rectangular-callout" draw:modifiers="2333.04721030043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2" draw:layer="layout" svg:x1="14.916cm" svg:y1="25.611cm" svg:x2="16.494cm" svg:y2="25.638cm">
          <text:p/>
        </draw:line>
        <draw:custom-shape draw:style-name="gr16" draw:text-style-name="P1" draw:layer="layout" svg:width="1.4cm" svg:height="1.143cm" svg:x="15.986cm" svg:y="26.4cm">
          <text:p text:style-name="P1">C++</text:p>
          <draw:enhanced-geometry svg:viewBox="0 0 21600 21600" draw:mirror-horizontal="false" draw:type="line-callout-1" draw:modifiers="-13659.9571734475 -11970.6293706294 -3869.80728051392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" draw:layer="layout" svg:width="5.588cm" svg:height="1.778cm" svg:x="2.326cm" svg:y="24.677cm">
          <text:p text:style-name="P1">Carry Out 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556cm" svg:height="1.27cm" svg:x="3.032cm" svg:y="26.90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635cm" svg:x="4.583cm" svg:y="26.2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0" draw:text-style-name="P1" draw:layer="layout" svg:x1="8.239cm" svg:y1="25.584cm" svg:x2="10.017cm" svg:y2="25.584cm">
          <text:p/>
        </draw:line>
        <draw:custom-shape draw:style-name="gr21" draw:text-style-name="P1" draw:layer="layout" svg:width="1.774cm" svg:height="1.016cm" svg:x="8.751cm" svg:y="26.273cm">
          <text:p text:style-name="P1">YES</text:p>
          <draw:enhanced-geometry svg:viewBox="0 0 21600 21600" draw:mirror-horizontal="false" draw:type="line-callout-1" draw:modifiers="4587.71830985916 -18881.4159292035 -3042.25352112676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2" draw:text-style-name="P1" draw:layer="layout" svg:width="4.953cm" svg:height="2.794cm" svg:x="10.144cm" svg:y="13.7cm">
          <text:p text:style-name="P1">C &gt;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1" draw:layer="layout" svg:x1="16.113cm" svg:y1="15.097cm" svg:x2="19.542cm" svg:y2="15.097cm">
          <text:p/>
        </draw:line>
        <draw:custom-shape draw:style-name="gr24" draw:text-style-name="P1" draw:layer="layout" svg:width="1.905cm" svg:height="0.889cm" svg:x="9.001cm" svg:y="15.732cm">
          <text:p text:style-name="P1">C++</text:p>
          <draw:enhanced-geometry svg:viewBox="0 0 21600 21600" draw:mirror-horizontal="false" draw:type="line-callout-1" draw:modifiers="-20138.0902413431 -15386.9662921348 -2821.82581322141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1" draw:layer="layout" svg:width="0.489cm" svg:height="3.556cm" svg:x="12.195cm" svg:y="9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2.543cm" svg:height="1.27cm" svg:x="13.697cm" svg:y="10.398cm">
          <text:p text:style-name="P1">NO</text:p>
          <draw:enhanced-geometry svg:viewBox="0 0 21600 21600" draw:mirror-horizontal="false" draw:type="line-callout-1" draw:modifiers="-6435.84905660377 17266.4044059795 -2122.64150943396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7" draw:text-style-name="P1" draw:layer="layout" svg:x1="7.223cm" svg:y1="10.144cm" svg:x2="12.049cm" svg:y2="10.017cm">
          <text:p/>
        </draw:line>
        <draw:custom-shape draw:style-name="gr28" draw:text-style-name="P1" draw:layer="layout" svg:width="1.273cm" svg:height="1.143cm" svg:x="17.888cm" svg:y="11.922cm">
          <text:p text:style-name="P1">YES</text:p>
          <draw:enhanced-geometry svg:viewBox="0 0 21600 21600" draw:mirror-horizontal="false" draw:type="line-callout-1" draw:modifiers="-15004.7095761382 57549.6503496504 -4238.61852433281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9" draw:text-style-name="P1" draw:layer="layout" svg:width="0.001cm" svg:height="4.064cm" svg:x="18.018cm" svg:y="20.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" draw:layer="layout" svg:width="1.273cm" svg:height="1.27cm" svg:x="18.272cm" svg:y="20.812cm">
          <text:p text:style-name="P1">NO</text:p>
          <draw:enhanced-geometry svg:viewBox="0 0 21600 21600" draw:mirror-horizontal="false" draw:type="line-callout-1" draw:modifiers="-17140.9733124019 8633.20220298977 -4238.6185243328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7" draw:text-style-name="P1" draw:layer="layout" svg:x1="16.24cm" svg:y1="20.177cm" svg:x2="18.018cm" svg:y2="20.177cm">
          <text:p/>
        </draw:line>
        <draw:custom-shape draw:style-name="gr31" draw:text-style-name="P1" draw:layer="layout" svg:width="0.331cm" svg:height="13.081cm" svg:x="19.669cm" svg:y="14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7" draw:text-style-name="P1" draw:layer="layout" svg:x1="7.35cm" svg:y1="27.797cm" svg:x2="19.669cm" svg:y2="27.797cm">
          <text:p/>
        </draw:line>
        <draw:custom-shape draw:style-name="gr32" draw:text-style-name="P1" draw:layer="layout" svg:width="1.274cm" svg:height="0.635cm" svg:x="17.864cm" svg:y="26.754cm">
          <text:p text:style-name="P1">YES</text:p>
          <draw:enhanced-geometry svg:viewBox="0 0 21600 21600" draw:mirror-horizontal="true" draw:type="line-callout-1" draw:modifiers="-8521.41176470588 -43098.1132075472 -4201.41176470588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3" draw:text-style-name="P3" draw:layer="layout" svg:width="9.271cm" svg:height="4.826cm" svg:x="9.001cm" svg:y="3.54cm">
          <draw:text-box>
            <text:p>Here F for Fingere.</text:p>
            <text:p>M for match</text:p>
            <text:p>E-F for Enroll finger</text:p>
            <text:p>C for count</text:p>
          </draw:text-box>
        </draw:frame>
        <draw:custom-shape draw:style-name="gr34" draw:text-style-name="P1" draw:layer="layout" svg:width="0.508cm" svg:height="0.762cm" svg:x="12.43cm" svg:y="21.1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0.635cm" svg:height="0.762cm" svg:x="12.303cm" svg:y="23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3" draw:layer="layout" svg:width="11.176cm" svg:height="1.651cm" svg:x="4.556cm" svg:y="1.508cm">
          <draw:text-box>
            <text:p>Case diagram for Finger Scann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20:48:41.326063644</meta:creation-date>
    <dc:date>2018-07-09T21:22:29.991691869</dc:date>
    <meta:editing-duration>PT9M49S</meta:editing-duration>
    <meta:editing-cycles>3</meta:editing-cycles>
    <meta:generator>LibreOffice/6.0.3.2$Linux_X86_64 LibreOffice_project/00m0$Build-2</meta:generator>
    <meta:document-statistic meta:object-count="40"/>
  </office:meta>
</office:document-meta>
</file>